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quot" svg:font-family="quot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1" style:family="table" style:master-page-name="MP0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el1.A" style:family="table-column">
      <style:table-column-properties style:column-width="2.242cm"/>
    </style:style>
    <style:style style:name="Tabel1.B" style:family="table-column">
      <style:table-column-properties style:column-width="1.501cm"/>
    </style:style>
    <style:style style:name="Tabel1.C" style:family="table-column">
      <style:table-column-properties style:column-width="5.283cm"/>
    </style:style>
    <style:style style:name="Tabel1.D" style:family="table-column">
      <style:table-column-properties style:column-width="0.467cm"/>
    </style:style>
    <style:style style:name="Tabel1.E" style:family="table-column">
      <style:table-column-properties style:column-width="0.884cm"/>
    </style:style>
    <style:style style:name="Tabel1.F" style:family="table-column">
      <style:table-column-properties style:column-width="2.642cm"/>
    </style:style>
    <style:style style:name="Tabel1.G" style:family="table-column">
      <style:table-column-properties style:column-width="0.676cm"/>
    </style:style>
    <style:style style:name="Tabel1.H" style:family="table-column">
      <style:table-column-properties style:column-width="3.318cm"/>
    </style:style>
    <style:style style:name="Tabel1.A1" style:family="table-cell">
      <style:table-cell-properties style:vertical-align="middle" fo:background-color="#663300" fo:padding="0.049cm" fo:border="0.018cm solid #000000" style:writing-mode="lr-tb">
        <style:background-image/>
      </style:table-cell-properties>
    </style:style>
    <style:style style:name="Tabel1.F1" style:family="table-cell">
      <style:table-cell-properties style:vertical-align="middle" fo:background-color="#663300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Tabel1.A4" style:family="table-cell">
      <style:table-cell-properties style:vertical-align="middle" fo:padding="0.049cm" fo:border="0.018cm solid #000000" style:writing-mode="lr-tb"/>
    </style:style>
    <style:style style:name="Tabel1.8" style:family="table-row">
      <style:table-row-properties fo:background-color="transparent" style:keep-together="true" fo:keep-together="auto" style:use-optimal-row-height="false">
        <style:background-image/>
      </style:table-row-properties>
    </style:style>
    <style:style style:name="Tabel1.A8" style:family="table-cell">
      <style:table-cell-properties style:vertical-align="middle" fo:background-color="transparent" fo:padding="0.049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1.C8" style:family="table-cell">
      <style:table-cell-properties style:vertical-align="middle" fo:background-color="transparent" fo:padding="0.049cm" fo:border="0.018cm solid #000000" style:writing-mode="lr-tb">
        <style:background-image/>
      </style:table-cell-properties>
    </style:style>
    <style:style style:name="Tabel1.26" style:family="table-row">
      <style:table-row-properties style:min-row-height="0.524cm" style:use-optimal-row-height="false"/>
    </style:style>
    <style:style style:name="P1" style:family="paragraph" style:parent-style-name="Table_20_Heading">
      <style:paragraph-properties fo:text-align="start" style:justify-single-word="false" fo:break-before="page"/>
      <style:text-properties fo:color="#ffffff" style:font-name="quot"/>
    </style:style>
    <style:style style:name="P2" style:family="paragraph" style:parent-style-name="Table_20_Heading">
      <style:text-properties fo:color="#ffffff" style:font-name="quot"/>
    </style:style>
    <style:style style:name="P3" style:family="paragraph" style:parent-style-name="Table_20_Heading">
      <style:paragraph-properties fo:text-align="start" style:justify-single-word="false"/>
      <style:text-properties fo:color="#ffffff" style:font-name="quo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margin-left="1.27cm" fo:margin-right="0cm" fo:text-indent="0cm" style:auto-text-indent="false">
        <style:tab-stops/>
      </style:paragraph-properties>
    </style:style>
    <style:style style:name="P7" style:family="paragraph" style:parent-style-name="Table_20_Contents" style:list-style-name="L1"/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Heading">
      <style:paragraph-properties fo:text-align="center" style:justify-single-word="false"/>
      <style:text-properties fo:color="#ffffff" style:font-name="quot"/>
    </style:style>
    <style:style style:name="P10" style:family="paragraph" style:parent-style-name="Table_20_Heading">
      <style:paragraph-properties text:number-lines="false" text:line-number="0"/>
      <style:text-properties fo:color="#ffffff" style:font-name="quot"/>
    </style:style>
    <style:style style:name="T1" style:family="text">
      <style:text-properties style:font-name="quot"/>
    </style:style>
    <style:style style:name="T2" style:family="text">
      <style:text-properties style:font-name="quot" fo:font-style="italic" style:font-style-asian="italic" style:font-style-complex="italic"/>
    </style:style>
    <style:style style:name="T3" style:family="text">
      <style:text-properties fo:color="#800000" style:font-name="quot" fo:font-style="italic" style:font-style-asian="italic" style:font-style-complex="italic"/>
    </style:style>
    <style:style style:name="T4" style:family="text">
      <style:text-properties style:use-window-font-color="true" style:font-name="quot" fo:font-style="italic" style:font-style-asian="italic" style:font-style-complex="italic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column table:style-name="Tabel1.H"/>
        <table:table-row>
          <table:table-cell table:style-name="Tabel1.A1" table:number-columns-spanned="2" office:value-type="string">
            <text:p text:style-name="P1">Use Case Naam:</text:p>
          </table:table-cell>
          <table:covered-table-cell/>
          <table:table-cell table:style-name="Tabel1.A1" table:number-columns-spanned="3" office:value-type="string">
            <text:p text:style-name="P10">Rekening openen</text:p>
          </table:table-cell>
          <table:covered-table-cell/>
          <table:covered-table-cell/>
          <table:table-cell table:style-name="Tabel1.F1" table:number-columns-spanned="2" office:value-type="string">
            <text:p text:style-name="P10">Status:</text:p>
          </table:table-cell>
          <table:covered-table-cell/>
          <table:table-cell table:style-name="Tabel1.F1" office:value-type="string">
            <text:p text:style-name="P10">In ontwikkeling</text:p>
          </table:table-cell>
        </table:table-row>
        <table:table-row>
          <table:table-cell table:style-name="Tabel1.A1" table:number-columns-spanned="2" office:value-type="string">
            <text:p text:style-name="P3">Laatste Update door:</text:p>
          </table:table-cell>
          <table:covered-table-cell/>
          <table:table-cell table:style-name="Tabel1.A1" office:value-type="string">
            <text:p text:style-name="P9">Joost en Bas</text:p>
          </table:table-cell>
          <table:table-cell table:style-name="Tabel1.A1" table:number-columns-spanned="3" office:value-type="string">
            <text:p text:style-name="P3"><text:s/>Versie</text:p>
          </table:table-cell>
          <table:covered-table-cell/>
          <table:covered-table-cell/>
          <table:table-cell table:style-name="Tabel1.A1" table:number-columns-spanned="2" office:value-type="string">
            <text:p text:style-name="P2">0.2</text:p>
          </table:table-cell>
          <table:covered-table-cell/>
        </table:table-row>
        <table:table-row>
          <table:table-cell table:style-name="Tabel1.A1" table:number-columns-spanned="2" office:value-type="string">
            <text:p text:style-name="P3">Datum Eerste versie</text:p>
          </table:table-cell>
          <table:covered-table-cell/>
          <table:table-cell table:style-name="Tabel1.A1" office:value-type="string">
            <text:p text:style-name="P2">26/08/2019</text:p>
          </table:table-cell>
          <table:table-cell table:style-name="Tabel1.A1" table:number-columns-spanned="3" office:value-type="string">
            <text:p text:style-name="P3"><text:s/>Datum Revisie:</text:p>
          </table:table-cell>
          <table:covered-table-cell/>
          <table:covered-table-cell/>
          <table:table-cell table:style-name="Tabel1.A1" table:number-columns-spanned="2" office:value-type="string">
            <text:p text:style-name="P2">26/08/2019</text:p>
          </table:table-cell>
          <table:covered-table-cell/>
        </table:table-row>
        <table:table-row>
          <table:table-cell table:style-name="Tabel1.A4" table:number-columns-spanned="2" office:value-type="string">
            <text:p text:style-name="P4"/>
          </table:table-cell>
          <table:covered-table-cell/>
          <table:table-cell table:style-name="Tabel1.A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4" table:number-columns-spanned="2" office:value-type="string">
            <text:p text:style-name="Table_20_Contents"><text:span text:style-name="Strong_20_Emphasis"><text:span text:style-name="T1">Doel:</text:span></text:span></text:p>
          </table:table-cell>
          <table:covered-table-cell/>
          <table:table-cell table:style-name="Tabel1.A4" table:number-columns-spanned="6" office:value-type="string">
            <text:p text:style-name="Standard">- Als bezoeker van de site </text:p>
            <text:p text:style-name="Standard">- wil ik een rekening openen </text:p>
            <text:p text:style-name="Standard">- zodat ik mijn bankzaken online kan regele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4" table:number-columns-spanned="2" office:value-type="string">
            <text:p text:style-name="Table_20_Contents"><text:span text:style-name="Strong_20_Emphasis"><text:span text:style-name="T1">Actors:</text:span></text:span></text:p>
          </table:table-cell>
          <table:covered-table-cell/>
          <table:table-cell table:style-name="Tabel1.A4" table:number-columns-spanned="6" office:value-type="string">
            <text:list xml:id="list1184716074023319834" text:style-name="L1">
              <text:list-item>
                <text:p text:style-name="P7">Bezoeker</text:p>
              </text:list-item>
              <text:list-item>
                <text:p text:style-name="P7">Bank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4" table:number-columns-spanned="2" office:value-type="string">
            <text:p text:style-name="Table_20_Contents"><text:span text:style-name="Strong_20_Emphasis"><text:span text:style-name="T1">Precondities:</text:span></text:span></text:p>
          </table:table-cell>
          <table:covered-table-cell/>
          <table:table-cell table:style-name="Tabel1.A4" table:number-columns-spanned="6" office:value-type="string">
            <text:p text:style-name="P6">Bezoeker is nog geen kla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1.8">
          <table:table-cell table:style-name="Tabel1.A8" table:number-columns-spanned="2" office:value-type="string">
            <text:p text:style-name="Table_20_Contents"><text:span text:style-name="Strong_20_Emphasis"><text:span text:style-name="T4">Postcondities:</text:span></text:span></text:p>
          </table:table-cell>
          <table:covered-table-cell/>
          <table:table-cell table:style-name="Tabel1.C8" table:number-columns-spanned="6" office:value-type="string">
            <text:list xml:id="list39628730" text:continue-numbering="true" text:style-name="L1">
              <text:list-item>
                <text:p text:style-name="P7">Bezoeker is particuliere klant</text:p>
              </text:list-item>
              <text:list-item>
                <text:p text:style-name="P7">of Bezoeker is MKB klant</text:p>
              </text:list-item>
              <text:list-item>
                <text:p text:style-name="P7">of Bezoeker is uitgesloten van openen rekening bij deze bank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4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4" table:number-columns-spanned="8" office:value-type="string">
            <text:p text:style-name="P5"><text:span text:style-name="Strong_20_Emphasis"><text:span text:style-name="T1">Happy Flow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>Stap</text:p>
          </table:table-cell>
          <table:table-cell table:style-name="Tabel1.A4" table:number-columns-spanned="3" office:value-type="string">
            <text:p text:style-name="Table_20_Contents">Gebruiker</text:p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Systeem</text:p>
          </table:table-cell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>1</text:p>
          </table:table-cell>
          <table:table-cell table:style-name="Tabel1.A4" table:number-columns-spanned="3" office:value-type="string">
            <text:p text:style-name="Table_20_Contents">Bezoeker kiest rekening Particulier </text:p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Formulier voor particulier.</text:p>
            <text:list xml:id="list39631576" text:continue-numbering="true" text:style-name="L1">
              <text:list-item>
                <text:p text:style-name="P7">NAW</text:p>
              </text:list-item>
              <text:list-item>
                <text:p text:style-name="P7">BSN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>2</text:p>
          </table:table-cell>
          <table:table-cell table:style-name="Tabel1.A4" table:number-columns-spanned="3" office:value-type="string">
            <text:p text:style-name="Table_20_Contents">Bezoeker vult formulier in</text:p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Controle formulier </text:p>
            <text:list xml:id="list39614848" text:continue-numbering="true" text:style-name="L1">
              <text:list-item>
                <text:p text:style-name="P7">Alle verplichte velden ingevuld</text:p>
              </text:list-item>
              <text:list-item>
                <text:p text:style-name="P7">Geldig BSN</text:p>
              </text:list-item>
              <text:list-item>
                <text:p text:style-name="P7">Geen postbus</text:p>
              </text:list-item>
              <text:list-item>
                <text:p text:style-name="P7">Niet al bestaande klant</text:p>
              </text:list-item>
              <text:list-item>
                <text:p text:style-name="P7">Geen zwarte lijst</text:p>
              </text:list-item>
            </text:list>
            <text:p text:style-name="Table_20_Contents">en weergave samenvatting naar bezoeker.</text:p>
          </table:table-cell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>3</text:p>
          </table:table-cell>
          <table:table-cell table:style-name="Tabel1.A4" table:number-columns-spanned="3" office:value-type="string">
            <text:p text:style-name="Table_20_Contents">Bezoeker bevestigt aanvraag</text:p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Verstuurt ingevuld formulier naar Bank</text:p>
          </table:table-cell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>4</text:p>
          </table:table-cell>
          <table:table-cell table:style-name="Tabel1.A4" table:number-columns-spanned="3" office:value-type="string">
            <text:p text:style-name="Table_20_Contents">Bank gaat akkoord</text:p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Gegevens worden opgenomen in DB</text:p>
            <text:list xml:id="list39620673" text:continue-numbering="true" text:style-name="L1">
              <text:list-item>
                <text:p text:style-name="P7">Klant aanmaken</text:p>
              </text:list-item>
              <text:list-item>
                <text:p text:style-name="P7">IBAN aanmaken</text:p>
              </text:list-item>
              <text:list-item>
                <text:p text:style-name="P7">Bankpas en welkomstpakket verzenden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1.A4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4" table:number-columns-spanned="8" office:value-type="string">
            <text:p text:style-name="P5"><text:span text:style-name="Strong_20_Emphasis"><text:span text:style-name="T1">Alternatieve Flows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>Stap</text:p>
          </table:table-cell>
          <table:table-cell table:style-name="Tabel1.A4" table:number-columns-spanned="3" office:value-type="string">
            <text:p text:style-name="Table_20_Contents">Gebruiker</text:p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Systeem</text:p>
          </table:table-cell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>1</text:p>
          </table:table-cell>
          <table:table-cell table:style-name="Tabel1.A4" table:number-columns-spanned="3" office:value-type="string">
            <text:p text:style-name="Table_20_Contents">Bezoeker kiest MKB rekening</text:p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Formulier voor MKB</text:p>
            <text:list xml:id="list39631814" text:continue-numbering="true" text:style-name="L1">
              <text:list-item>
                <text:p text:style-name="P7">NAW</text:p>
              </text:list-item>
              <text:list-item>
                <text:p text:style-name="P7">BSN</text:p>
              </text:list-item>
              <text:list-item>
                <text:p text:style-name="P7">functie</text:p>
              </text:list-item>
              <text:list-item>
                <text:p text:style-name="P7">Naam bedrijf</text:p>
              </text:list-item>
              <text:list-item>
                <text:p text:style-name="P7">KVK-nr</text:p>
              </text:list-item>
              <text:list-item>
                <text:p text:style-name="P7">Belastingnr.</text:p>
              </text:list-item>
              <text:list-item>
                <text:p text:style-name="P7">Sector</text:p>
              </text:list-item>
              <text:list-item>
                <text:p text:style-name="P7">Pin automaat?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>2</text:p>
          </table:table-cell>
          <table:table-cell table:style-name="Tabel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Formulier onvolledig ingevuld,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1.A4" office:value-type="string">
            <text:p text:style-name="Table_20_Contents">2.1</text:p>
          </table:table-cell>
          <table:table-cell table:style-name="Tabel1.A4" table:number-columns-spanned="3" office:value-type="string">
            <text:p text:style-name="Table_20_Contents">Bezoeker corrigeert incorrecte velden</text:p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Biedt formulier opnieuw aan met eerder ingevulde data.</text:p>
          </table:table-cell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>2.2</text:p>
          </table:table-cell>
          <table:table-cell table:style-name="Tabel1.A4" table:number-columns-spanned="3" office:value-type="string">
            <text:p text:style-name="Table_20_Contents">Bezoeker is bestaande klant</text:p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Formulier voor bestaande klant, vooringevuld met klantgegevens.</text:p>
            <text:p text:style-name="Table_20_Contents">– ad.4. Nieuwe rekening koppelen aan bestaande klant</text:p>
          </table:table-cell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>4</text:p>
          </table:table-cell>
          <table:table-cell table:style-name="Tabel1.A4" table:number-columns-spanned="3" office:value-type="string">
            <text:p text:style-name="Table_20_Contents">Bank akkoord MKB klant</text:p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Gegevens worden opgenomen in DB</text:p>
            <text:list xml:id="list39612956" text:continue-numbering="true" text:style-name="L1">
              <text:list-item>
                <text:p text:style-name="P7">Klant aanmaken</text:p>
              </text:list-item>
              <text:list-item>
                <text:p text:style-name="P7">IBAN aanmaken</text:p>
              </text:list-item>
              <text:list-item>
                <text:p text:style-name="P7">Koppelen aan accountmanager indien nieuw bedrijf</text:p>
              </text:list-item>
            </text:list>
            <text:p text:style-name="Table_20_Contents">Bankpas en welkomstpakket verzenden</text:p>
          </table:table-cell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>4</text:p>
          </table:table-cell>
          <table:table-cell table:style-name="Tabel1.A4" table:number-columns-spanned="3" office:value-type="string">
            <text:p text:style-name="Table_20_Contents">Bank gaat niet akkoord</text:p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Bezoeker wordt wel opgeslagen in DB</text:p>
            <text:list xml:id="list39635944" text:continue-numbering="true" text:style-name="L1">
              <text:list-item>
                <text:p text:style-name="P7">Bezoeker registreren in zwarte lijst</text:p>
              </text:list-item>
            </text:list>
            <text:p text:style-name="Table_20_Contents">Bericht naar bezoeker met afwijsreden.</text:p>
          </table:table-cell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/>
          </table:table-cell>
          <table:table-cell table:style-name="Tabel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 table:style-name="Tabel1.26">
          <table:table-cell table:style-name="Tabel1.A4" table:number-columns-spanned="8" office:value-type="string">
            <text:p text:style-name="P8">Ideeë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4" table:number-columns-spanned="8" office:value-type="string">
            <text:list xml:id="list39621086" text:continue-numbering="true" text:style-name="L1">
              <text:list-item>
                <text:p text:style-name="P7">Bank heeft mogelijkheid onderscheid automatische acceptie / handmatige beoordeling van aanvraag.</text:p>
              </text:list-item>
              <text:list-item>
                <text:p text:style-name="P7">Uw aanvraag is in behandeling</text:p>
              </text:list-item>
              <text:list-item>
                <text:p text:style-name="P7">Er moet eerst een verificatie storting worden gemaakt ter controle</text:p>
              </text:list-item>
            </text:list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quot" svg:font-family="quot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nl" fo:country="NL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nl" fo:country="N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style:font-name="Times New Roman" fo:font-size="18pt" fo:font-weight="bold" style:font-name-asian="SimSun" style:font-size-asian="18pt" style:font-weight-asian="bold" style:font-size-complex="18pt" style:font-weight-complex="bold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Standaardalinea-lettertyp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Times New Roman" style:font-name-asian="SimSun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gebruiker kvk</meta:initial-creator>
    <dc:creator>gebruiker kvk</dc:creator>
    <meta:creation-date>2019-08-26T14:25:00Z</meta:creation-date>
    <dc:date>2019-08-26T19:41:40.85</dc:date>
    <meta:editing-cycles>5</meta:editing-cycles>
    <meta:editing-duration>PT33M23S</meta:editing-duration>
    <meta:document-statistic meta:table-count="1" meta:image-count="0" meta:object-count="0" meta:page-count="2" meta:paragraph-count="92" meta:word-count="303" meta:character-count="1837"/>
    <meta:template xlink:type="simple" xlink:actuate="onRequest" xlink:title="" xlink:href="../UseCase%20rekening%20openen.odt/Normal"/>
  </office:meta>
</office:document-meta>
</file>